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2" style:family="paragraph" style:parent-style-name="Standard"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299897" officeooo:paragraph-rsid="00299897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5bd5af" officeooo:paragraph-rsid="005bd5af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5f293e" officeooo:paragraph-rsid="005f293e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601eb6" officeooo:paragraph-rsid="00601eb6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61c5cf" officeooo:paragraph-rsid="0061c5cf" style:font-weight-asian="bold" style:font-weight-complex="bold"/>
    </style:style>
    <style:style style:name="P8" style:family="paragraph" style:parent-style-name="Standard">
      <style:text-properties style:font-name="Arial" fo:language="en" fo:country="US" officeooo:rsid="00199174" officeooo:paragraph-rsid="00199174"/>
    </style:style>
    <style:style style:name="P9" style:family="paragraph" style:parent-style-name="Standard">
      <style:text-properties style:font-name="Arial" fo:language="en" fo:country="US" officeooo:rsid="00199174" officeooo:paragraph-rsid="005f293e"/>
    </style:style>
    <style:style style:name="P10" style:family="paragraph" style:parent-style-name="Standard">
      <style:text-properties style:font-name="Arial" fo:language="en" fo:country="US" officeooo:rsid="00299897" officeooo:paragraph-rsid="00299897"/>
    </style:style>
    <style:style style:name="P11" style:family="paragraph" style:parent-style-name="Standard">
      <style:text-properties style:font-name="Arial" fo:language="en" fo:country="US" officeooo:rsid="002b5184" officeooo:paragraph-rsid="002b5184"/>
    </style:style>
    <style:style style:name="P12" style:family="paragraph" style:parent-style-name="Standard">
      <style:paragraph-properties>
        <style:tab-stops/>
      </style:paragraph-properties>
      <style:text-properties style:font-name="Arial" fo:language="en" fo:country="US" officeooo:rsid="002b5184" officeooo:paragraph-rsid="002b5184"/>
    </style:style>
    <style:style style:name="P13" style:family="paragraph" style:parent-style-name="Standard">
      <style:text-properties style:font-name="Arial" fo:language="en" fo:country="US" officeooo:rsid="003e03dc" officeooo:paragraph-rsid="003e03dc"/>
    </style:style>
    <style:style style:name="P14" style:family="paragraph" style:parent-style-name="Standard">
      <style:text-properties style:font-name="Arial" fo:language="en" fo:country="US" officeooo:rsid="005bd5af" officeooo:paragraph-rsid="005bd5af"/>
    </style:style>
    <style:style style:name="P15" style:family="paragraph" style:parent-style-name="Standard">
      <style:text-properties style:font-name="Arial" fo:language="en" fo:country="US" officeooo:rsid="005d91c8" officeooo:paragraph-rsid="005d91c8"/>
    </style:style>
    <style:style style:name="P16" style:family="paragraph" style:parent-style-name="Standard">
      <style:text-properties style:font-name="Arial" fo:language="en" fo:country="US" officeooo:rsid="005d91c8" officeooo:paragraph-rsid="005f293e"/>
    </style:style>
    <style:style style:name="P17" style:family="paragraph" style:parent-style-name="Standard">
      <style:text-properties style:font-name="Arial" fo:language="en" fo:country="US" officeooo:rsid="005f293e" officeooo:paragraph-rsid="005f293e"/>
    </style:style>
    <style:style style:name="P18" style:family="paragraph" style:parent-style-name="Standard">
      <style:text-properties style:font-name="Arial" fo:language="en" fo:country="US" officeooo:rsid="005f293e" officeooo:paragraph-rsid="00199174"/>
    </style:style>
    <style:style style:name="P19" style:family="paragraph" style:parent-style-name="Standard">
      <style:text-properties style:font-name="Arial" fo:language="en" fo:country="US" officeooo:rsid="005f293e" officeooo:paragraph-rsid="0065bd0b"/>
    </style:style>
    <style:style style:name="P20" style:family="paragraph" style:parent-style-name="Standard">
      <style:text-properties style:font-name="Arial" fo:language="en" fo:country="US" officeooo:rsid="00601eb6" officeooo:paragraph-rsid="00601eb6"/>
    </style:style>
    <style:style style:name="P21" style:family="paragraph" style:parent-style-name="Standard">
      <style:text-properties style:font-name="Arial" fo:language="en" fo:country="US" officeooo:rsid="0061c5cf" officeooo:paragraph-rsid="0061c5cf"/>
    </style:style>
    <style:style style:name="P22" style:family="paragraph" style:parent-style-name="Standard">
      <style:text-properties style:font-name="Arial" fo:language="en" fo:country="US" officeooo:rsid="0065bd0b" officeooo:paragraph-rsid="0065bd0b"/>
    </style:style>
    <style:style style:name="P23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99174" officeooo:paragraph-rsid="00199174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language="en" fo:country="US" officeooo:rsid="002739a1" officeooo:paragraph-rsid="002739a1" style:font-size-asian="9pt" style:font-size-complex="9pt"/>
    </style:style>
    <style:style style:name="P25" style:family="paragraph" style:parent-style-name="Standard">
      <style:text-properties style:font-name="Arial" fo:font-size="12pt" fo:language="en" fo:country="US" officeooo:rsid="0061c5cf" officeooo:paragraph-rsid="0061c5cf" style:font-size-asian="12pt" style:font-size-complex="12pt"/>
    </style:style>
    <style:style style:name="P26" style:family="paragraph" style:parent-style-name="Standard">
      <style:text-properties style:font-name="Arial" fo:font-size="12pt" fo:language="en" fo:country="US" officeooo:rsid="0063378b" officeooo:paragraph-rsid="0061c5cf" style:font-size-asian="12pt" style:font-size-complex="12pt"/>
    </style:style>
    <style:style style:name="P27" style:family="paragraph" style:parent-style-name="Standard">
      <style:text-properties style:font-name="Arial" fo:font-size="12pt" fo:language="en" fo:country="US" officeooo:rsid="00601eb6" officeooo:paragraph-rsid="00601eb6" style:font-size-asian="12pt" style:font-size-complex="12pt"/>
    </style:style>
    <style:style style:name="P28" style:family="paragraph" style:parent-style-name="Standard">
      <style:text-properties style:font-name="Arial" fo:font-size="12pt" fo:language="en" fo:country="US" officeooo:rsid="0063fda1" officeooo:paragraph-rsid="00199174" style:font-size-asian="12pt" style:font-size-complex="12pt"/>
    </style:style>
    <style:style style:name="P29" style:family="paragraph" style:parent-style-name="Standard">
      <style:text-properties fo:font-size="12pt" officeooo:rsid="0063378b" officeooo:paragraph-rsid="0063378b" style:font-size-asian="12pt" style:font-size-complex="12pt"/>
    </style:style>
    <style:style style:name="P30" style:family="paragraph" style:parent-style-name="Standard">
      <style:text-properties style:font-name="Arial1" officeooo:rsid="0019d827" officeooo:paragraph-rsid="0067a0be" style:font-size-asian="9pt"/>
    </style:style>
    <style:style style:name="P31" style:family="paragraph" style:parent-style-name="Standard">
      <style:paragraph-properties fo:break-before="page"/>
      <style:text-properties style:font-name="Arial" fo:language="en" fo:country="US" fo:font-weight="bold" officeooo:rsid="005f293e" officeooo:paragraph-rsid="005f293e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Arial" fo:language="en" fo:country="US" fo:font-weight="bold" officeooo:rsid="00601eb6" officeooo:paragraph-rsid="00601eb6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language="en" fo:country="US" officeooo:rsid="0065bd0b" officeooo:paragraph-rsid="0065bd0b"/>
    </style:style>
    <style:style style:name="P34" style:family="paragraph" style:parent-style-name="Standard">
      <style:text-properties style:font-name="Arial" fo:font-size="12pt" fo:language="en" fo:country="US" officeooo:rsid="0063378b" officeooo:paragraph-rsid="0061c5cf" style:font-size-asian="12pt" style:font-size-complex="12pt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text-align="end" style:writing-mode="lr-tb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fo:font-size="12pt"/>
    </style:style>
    <style:style style:name="P40" style:family="paragraph">
      <style:paragraph-properties fo:text-align="end" style:writing-mode="lr-tb"/>
      <style:text-properties fo:font-size="12pt"/>
    </style:style>
    <style:style style:name="P4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2739a1"/>
    </style:style>
    <style:style style:name="T2" style:family="text">
      <style:text-properties officeooo:rsid="002abb59"/>
    </style:style>
    <style:style style:name="T3" style:family="text">
      <style:text-properties officeooo:rsid="005bd5af"/>
    </style:style>
    <style:style style:name="T4" style:family="text">
      <style:text-properties officeooo:rsid="005f293e"/>
    </style:style>
    <style:style style:name="T5" style:family="text">
      <style:text-properties officeooo:rsid="0061c5cf"/>
    </style:style>
    <style:style style:name="T6" style:family="text">
      <style:text-properties officeooo:rsid="0063378b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officeooo:rsid="0063378b"/>
    </style:style>
    <style:style style:name="T9" style:family="text">
      <style:text-properties style:font-name="Arial" fo:language="en" fo:country="US" officeooo:rsid="0067a0be"/>
    </style:style>
    <style:style style:name="T10" style:family="text">
      <style:text-properties officeooo:rsid="0064cd23"/>
    </style:style>
    <style:style style:name="T11" style:family="text">
      <style:text-properties officeooo:rsid="0065bd0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f293e" style:font-weight-asian="bold" style:font-weight-complex="bold"/>
    </style:style>
    <style:style style:name="T14" style:family="text">
      <style:text-properties fo:font-size="9pt" fo:font-weight="normal" officeooo:rsid="005875e5" style:font-weight-asian="normal" style:font-size-complex="9pt" style:font-weight-complex="normal"/>
    </style:style>
    <style:style style:name="T15" style:family="text">
      <style:text-properties fo:font-size="9pt" fo:font-weight="normal" officeooo:rsid="005a6936" style:font-weight-asian="normal" style:font-size-complex="9pt" style:font-weight-complex="normal"/>
    </style:style>
    <style:style style:name="T16" style:family="text">
      <style:text-properties fo:font-size="9pt" fo:font-weight="normal" officeooo:rsid="001acf11" style:font-weight-asian="normal" style:font-size-complex="9pt" style:font-weight-complex="normal"/>
    </style:style>
    <style:style style:name="T17" style:family="text">
      <style:text-properties fo:font-size="9pt" fo:font-weight="normal" officeooo:rsid="006872b6" style:font-weight-asian="normal" style:font-size-complex="9pt" style:font-weight-complex="normal"/>
    </style:style>
    <style:style style:name="T18" style:family="text">
      <style:text-properties officeooo:rsid="006903bb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  <style:style style:name="gr5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66cm" fo:min-width="3.672cm" fo:padding-top="0.009cm" fo:padding-bottom="0.009cm" fo:padding-left="0.009cm" fo:padding-right="0.009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2020 Fall <text:s/></text:span>CPSC 240 <text:s/><text:span text:style-name="T18">Assignment 5</text:span></text:p>
      <text:p text:style-name="P1"><text:span text:style-name="T3">Area of Triangle</text:span></text:p>
      <text:p text:style-name="P24"/>
      <text:p text:style-name="P8"/>
      <text:p text:style-name="P8"/>
      <text:p text:style-name="P4">Learning goals</text:p>
      <text:p text:style-name="P10"/>
      <text:p text:style-name="P14">= Gain familiarity with the use of SSE (xmm) register</text:p>
      <text:p text:style-name="P14"/>
      <text:p text:style-name="P14">= Validate incoming float numbers</text:p>
      <text:p text:style-name="P14"/>
      <text:p text:style-name="P14">= Convert valid strings to IEEE quad numbers</text:p>
      <text:p text:style-name="P8"/>
      <text:p text:style-name="P8"/>
      <text:p text:style-name="P3">General statement</text:p>
      <text:p text:style-name="P10"/>
      <text:p text:style-name="P14">Make a program that will input three quadword float numbers representing the sides of a triangle. <text:s/>After confirming that the inputs are in fact valid floats then computer the area of the triangle using Heron’s formula.</text:p>
      <text:p text:style-name="P8"/>
      <text:p text:style-name="P8"/>
      <text:p text:style-name="P2">M<text:span text:style-name="T2">odular structure of the program</text:span></text:p>
      <text:p text:style-name="P8"/>
      <text:p text:style-name="P13"/>
      <text:p text:style-name="P8"><draw:g text:anchor-type="paragraph" draw:z-index="0" draw:style-name="gr1"><draw:custom-shape draw:name="Forma2" draw:style-name="gr2" draw:text-style-name="P37" svg:width="5.802cm" svg:height="1.874cm" svg:x="2.739cm" svg:y="0.042cm"><text:p text:style-name="P35"/><text:p text:style-name="P35"/><text:p text:style-name="P35">triangle.c</text:p><text:p text:style-name="P36"><text:span text:style-name="T19"/></text:p><text:p text:style-name="P36"><text:span text:style-name="T19">C</text:span><text:span text:style-name="T19"> </text:span><text:span text:style-name="T19">o</text:span><text:span text:style-name="T19">r</text:span><text:span text:style-name="T19"> </text:span><text:span text:style-name="T19">C</text:span><text:span text:style-name="T19">+</text:span><text:span text:style-name="T19">+</text:span><text:span text:style-name="T19"> </text:span><text:span text:style-name="T19">l</text:span><text:span text:style-name="T19">a</text:span><text:span text:style-name="T19">n</text:span><text:span text:style-name="T19">g</text:span><text:span text:style-name="T19">u</text:span><text:span text:style-name="T19">a</text:span><text:span text:style-name="T19">g</text:span><text:span text:style-name="T19">e</text:span></text:p><text:p text:style-name="P36"><text:span text:style-name="T19"/></text:p><draw:enhanced-geometry svg:viewBox="0 0 21600 21600" draw:type="rectangle" draw:enhanced-path="M 0 0 L 21600 0 21600 21600 0 21600 0 0 Z N"/></draw:custom-shape><draw:custom-shape draw:name="Forma2" draw:style-name="gr2" draw:text-style-name="P37" svg:width="5.802cm" svg:height="1.874cm" svg:x="2.788cm" svg:y="3.346cm"><text:p text:style-name="P35"/><text:p text:style-name="P35">area.asm</text:p><text:p text:style-name="P36"><text:span text:style-name="T19"/></text:p><text:p text:style-name="P36"><text:span text:style-name="T19">X</text:span><text:span text:style-name="T19">8</text:span><text:span text:style-name="T19">6</text:span><text:span text:style-name="T19"> </text:span><text:span text:style-name="T19">l</text:span><text:span text:style-name="T19">a</text:span><text:span text:style-name="T19">n</text:span><text:span text:style-name="T19">g</text:span><text:span text:style-name="T19">u</text:span><text:span text:style-name="T19">a</text:span><text:span text:style-name="T19">g</text:span><text:span text:style-name="T19">e</text:span></text:p><text:p text:style-name="P36"><text:span text:style-name="T19"/></text:p><draw:enhanced-geometry svg:viewBox="0 0 21600 21600" draw:type="rectangle" draw:enhanced-path="M 0 0 L 21600 0 21600 21600 0 21600 0 0 Z N"/></draw:custom-shape><draw:custom-shape draw:name="Forma2" draw:style-name="gr3" draw:text-style-name="P37" svg:width="3.68cm" svg:height="1.874cm" svg:x="11.844cm" svg:y="1.854cm"><text:p text:style-name="P35"/><text:p text:style-name="P35">run.sh</text:p><text:p text:style-name="P36"><text:span text:style-name="T19"/></text:p><text:p text:style-name="P36"><text:span text:style-name="T19">Bash script</text:span></text:p><text:p text:style-name="P36"><text:span text:style-name="T19"/></text:p><draw:enhanced-geometry svg:viewBox="0 0 21600 21600" draw:type="rectangle" draw:enhanced-path="M 0 0 L 21600 0 21600 21600 0 21600 0 0 Z N"/></draw:custom-shape><draw:line draw:name="Forma3" draw:style-name="gr4" draw:text-style-name="P38" svg:x1="5.663cm" svg:y1="1.913cm" svg:x2="5.679cm" svg:y2="3.344cm"><text:p/></draw:line><draw:custom-shape draw:name="Forma2" draw:style-name="gr5" draw:text-style-name="P41" svg:width="3.691cm" svg:height="1.885cm" svg:x="0.975cm" svg:y="7.052cm"><text:p text:style-name="P39"><text:span text:style-name="T20"/></text:p><text:p text:style-name="P39"><text:span text:style-name="T20">isfloat.cpp</text:span></text:p><text:p text:style-name="P40"><text:span text:style-name="T19"/></text:p><text:p text:style-name="P40"><text:span text:style-name="T19">C++ <text:s/></text:span></text:p><draw:enhanced-geometry svg:viewBox="0 0 21600 21600" draw:type="rectangle" draw:enhanced-path="M 0 0 L 21600 0 21600 21600 0 21600 0 0 Z N"/></draw:custom-shape><draw:line draw:name="Forma3" draw:style-name="gr4" draw:text-style-name="P38" svg:x1="5.851cm" svg:y1="5.219cm" svg:x2="5.851cm" svg:y2="6.487cm"><text:p/></draw:line><draw:custom-shape draw:name="Forma2" draw:style-name="gr3" draw:text-style-name="P37" svg:width="3.68cm" svg:height="1.874cm" svg:x="6.605cm" svg:y="7.055cm"><text:p text:style-name="P35"/><text:p text:style-name="P35">atof</text:p><text:p text:style-name="P36"><text:span text:style-name="T19"/></text:p><text:p text:style-name="P36"><text:span text:style-name="T19">L</text:span><text:span text:style-name="T19">a</text:span><text:span text:style-name="T19">n</text:span><text:span text:style-name="T19">g</text:span><text:span text:style-name="T19">u</text:span><text:span text:style-name="T19">a</text:span><text:span text:style-name="T19">g</text:span><text:span text:style-name="T19">e</text:span><text:span text:style-name="T19"> </text:span><text:span text:style-name="T19">u</text:span><text:span text:style-name="T19">n</text:span><text:span text:style-name="T19">k</text:span><text:span text:style-name="T19">n</text:span><text:span text:style-name="T19">o</text:span><text:span text:style-name="T19">w</text:span><text:span text:style-name="T19">n</text:span><text:span text:style-name="T19"> </text:span><text:span text:style-name="T19"><text:s/></text:span></text:p><draw:enhanced-geometry svg:viewBox="0 0 21600 21600" draw:type="rectangle" draw:enhanced-path="M 0 0 L 21600 0 21600 21600 0 21600 0 0 Z N"/></draw:custom-shape><draw:line draw:name="Forma3" draw:style-name="gr4" draw:text-style-name="P38" svg:x1="2.94cm" svg:y1="6.484cm" svg:x2="2.94cm" svg:y2="7.052cm"><text:p/></draw:line><draw:line draw:name="Forma3" draw:style-name="gr4" draw:text-style-name="P38" svg:x1="8.528cm" svg:y1="6.486cm" svg:x2="8.528cm" svg:y2="7.054cm"><text:p/></draw:line><draw:line draw:name="Forma3" draw:style-name="gr4" draw:text-style-name="P38" svg:x1="2.94cm" svg:y1="6.486cm" svg:x2="8.528cm" svg:y2="6.486cm"><text:p/></draw:line></draw:g></text:p>
      <text:p text:style-name="P8"/>
      <text:p text:style-name="P11"/>
      <text:p text:style-name="P8"/>
      <text:p text:style-name="P12"/>
      <text:p text:style-name="P8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/>
      <text:p text:style-name="P33">Notes: atof is in a C++ library. <text:s/>You’ll have to web search to find exactly which library. <text:s/></text:p>
      <text:p text:style-name="P22"/>
      <text:p text:style-name="P22">The function isfloat receives a character array and returns a bool. <text:s/>Maybe, it already exists or maybe you have to make one. <text:s/>isfloat is the counter part to isinteger that appeared in Assignment 2. <text:s/>isfloat should not be very hard to make.</text:p>
      <text:p text:style-name="P22"/>
      <text:p text:style-name="P22"/>
      <text:p text:style-name="P22"/>
      <text:p text:style-name="P22"/>
      <text:p text:style-name="P15"><text:span text:style-name="T12">Dialog</text:span><text:span text:style-name="T13">ue</text:span><text:span text:style-name="T12"> showing valid inputs</text:span></text:p>
      <text:p text:style-name="P8"/>
      <text:p text:style-name="P8"/>
      <text:p text:style-name="P15">Welcome to Area of Triangles by Lancaster Marshall</text:p>
      <text:p text:style-name="P15"/>
      <text:p text:style-name="P15">This program will compute the area of your triangle.</text:p>
      <text:p text:style-name="P15"/>
      <text:p text:style-name="P15">Enter the floating point lengths of the 3 sides of your triangle.</text:p>
      <text:p text:style-name="P15"/>
      <text:p text:style-name="P15">Side 1: <text:s/>3.85</text:p>
      <text:p text:style-name="P15">Side 2: <text:s/>5.177</text:p>
      <text:p text:style-name="P15">Side 3: <text:s/>4.141789588</text:p>
      <text:p text:style-name="P15"/>
      <text:p text:style-name="P16">These values were received: <text:s/>3.8500000 <text:s text:c="2"/>5.1770000 <text:s text:c="2"/>4.1417895<text:span text:style-name="T4">9</text:span></text:p>
      <text:p text:style-name="P15"/>
      <text:p text:style-name="P15">The area of this <text:span text:style-name="T4">triangle is 12.8532176 square meters</text:span></text:p>
      <text:p text:style-name="P15"/>
      <text:p text:style-name="P17">The driver received this number 0x402B5A6600000000, and will keep it.</text:p>
      <text:p text:style-name="P8"/>
      <text:p text:style-name="P17">Now 0 will be returned to the operating system. <text:s/>Bye</text:p>
      <text:p text:style-name="P17"/>
      <text:p text:style-name="P17"/>
      <text:p text:style-name="P17"/>
      <text:p text:style-name="P5">Dialogue showing invalid inputs</text:p>
      <text:p text:style-name="P17"/>
      <text:p text:style-name="P16">Welcome to Area of Triangles by Lancaster Marshall</text:p>
      <text:p text:style-name="P16"/>
      <text:p text:style-name="P16">This program will compute the area of your triangle.</text:p>
      <text:p text:style-name="P16"/>
      <text:p text:style-name="P16">Enter the floating point lengths of the 3 sides of your triangle.</text:p>
      <text:p text:style-name="P16"/>
      <text:p text:style-name="P16">Side 1: <text:s/><text:span text:style-name="T4">+45.83</text:span></text:p>
      <text:p text:style-name="P16">Side 2: <text:s/><text:span text:style-name="T4">32.5CA9</text:span></text:p>
      <text:p text:style-name="P16">Side 3: <text:s/><text:span text:style-name="T4">54.6</text:span></text:p>
      <text:p text:style-name="P16"/>
      <text:p text:style-name="P17">An invalid input was detected. <text:s/>Please run the program again.</text:p>
      <text:p text:style-name="P16"/>
      <text:p text:style-name="P17">The driver received this number 0x0000000000000000, and will keep it.</text:p>
      <text:p text:style-name="P9"/>
      <text:p text:style-name="P19">Now 0 will be returned to the operating system. <text:s/>Bye</text:p>
      <text:p text:style-name="P31">Dialogue showing invalid inputs</text:p>
      <text:p text:style-name="P17"/>
      <text:p text:style-name="P16">Welcome to Area of Triangles by Lancaster Marshall</text:p>
      <text:p text:style-name="P16"/>
      <text:p text:style-name="P16">This program will compute the area of your triangle.</text:p>
      <text:p text:style-name="P16"/>
      <text:p text:style-name="P16">Enter the floating point lengths of the 3 sides of your triangle.</text:p>
      <text:p text:style-name="P16"/>
      <text:p text:style-name="P16">Side 1: <text:s/><text:span text:style-name="T4">++++15.6</text:span></text:p>
      <text:p text:style-name="P16">Side 2: <text:s/><text:span text:style-name="T4">31.7</text:span></text:p>
      <text:p text:style-name="P16">Side 3: <text:s/><text:span text:style-name="T4">19.85</text:span></text:p>
      <text:p text:style-name="P16"/>
      <text:p text:style-name="P17">An invalid input was detected. <text:s/>Please run the program again.</text:p>
      <text:p text:style-name="P16"/>
      <text:p text:style-name="P17">The driver received this number 0x0000000000000000, and will keep it.</text:p>
      <text:p text:style-name="P9"/>
      <text:p text:style-name="P17">Now 0 will be returned to the operating system. <text:s/>Bye</text:p>
      <text:p text:style-name="P8"/>
      <text:p text:style-name="P8"/>
      <text:p text:style-name="P8"/>
      <text:p text:style-name="P8"/>
      <text:p text:style-name="P5">Another dialogue showing invalid inputs</text:p>
      <text:p text:style-name="P17"/>
      <text:p text:style-name="P16">Welcome to Area of Triangles by Lancaster Marshall</text:p>
      <text:p text:style-name="P16"/>
      <text:p text:style-name="P16">This program will compute the area of your triangle.</text:p>
      <text:p text:style-name="P16"/>
      <text:p text:style-name="P16">Enter the floating point lengths of the 3 sides of your triangle.</text:p>
      <text:p text:style-name="P16"/>
      <text:p text:style-name="P16">Side 1: <text:s/><text:span text:style-name="T4">9.999999</text:span></text:p>
      <text:p text:style-name="P16">Side 2: <text:s/><text:span text:style-name="T4">8.55</text:span></text:p>
      <text:p text:style-name="P16">Side 3: <text:s/><text:span text:style-name="T4">6BFFF</text:span></text:p>
      <text:p text:style-name="P16"/>
      <text:p text:style-name="P17">An invalid input was detected. <text:s/>Please run the program again.</text:p>
      <text:p text:style-name="P16"/>
      <text:p text:style-name="P17">The driver received this number 0x0000000000000000, and will keep it.</text:p>
      <text:p text:style-name="P9"/>
      <text:p text:style-name="P17">Now 0 will be returned to the operating system. <text:s/>Bye</text:p>
      <text:p text:style-name="P8"/>
      <text:p text:style-name="P18"/>
      <text:p text:style-name="P5">Programmer’s choice</text:p>
      <text:p text:style-name="P8"/>
      <text:p text:style-name="P17">The dialogues above show the rejection message after all three inputs have been entered. <text:s/>You may choose to show the rejection message immediately after the first invalid input. <text:s/>Why waste the user’s time inputting more numbers if the first input is know to be invalid? <text:s/>You decide how you want to interact with the user.</text:p>
      <text:p text:style-name="P8"/>
      <text:p text:style-name="P8"/>
      <text:p text:style-name="P32">Technology involved</text:p>
      <text:p text:style-name="P20"/>
      <text:p text:style-name="P20">Notice how this program is similar to Assignment 2. <text:s/>In that assignment you validated incoming strings to be true integers using the library function isinteger. <text:s/>After that the string was converted to an long integer.</text:p>
      <text:p text:style-name="P20"/>
      <text:p text:style-name="P20">In assignment 5 you validate incoming strings to be true floats. <text:s/>If it is a true float they you convert the string to be a real double.</text:p>
      <text:p text:style-name="P20"/>
      <text:p text:style-name="P20"/>
      <text:p text:style-name="P6">Tools available</text:p>
      <text:p text:style-name="P20"/>
      <text:p text:style-name="P20">In the public library &lt;cstdlib&gt; there is available the function atof, which converts a string to a double. <text:s text:c="2"/>The name ends in ‘f’, but when I web search<text:span text:style-name="T5">ed</text:span> for the use of atof the information provided said that it convert<text:span text:style-name="T5">s char arrays</text:span> to 64-bit doubles. <text:s/>That’s good.</text:p>
      <text:p text:style-name="P20"/>
      <text:p text:style-name="P21">In assignment 2 you had the function “isinteger.cpp” <text:s text:c="2"/>I did a quick search for the corresponding function “isfloat.cpp”, but I can’t find one. <text:s/>That was a very quick search. <text:s/>Maybe you can find it. <text:s/>I think I <text:span text:style-name="T6">will</text:span> ask your classmate Bilal to make one for the public library. <text:s/><text:span text:style-name="T6">In fact he probably already has one th</text:span>at he will share.</text:p>
      <text:p text:style-name="P21"/>
      <text:p text:style-name="P21"/>
      <text:p text:style-name="P7">Summary</text:p>
      <text:p text:style-name="P21"/>
      <text:p text:style-name="P21">Assignment 5 is the floating point version of Assignment <text:span text:style-name="T11">3</text:span>.</text:p>
      <text:p text:style-name="P21"/>
      <text:p text:style-name="P21">The professor believes you can all web search for the Heron formula for the area of a triangle.</text:p>
      <text:p text:style-name="P21"/>
      <text:p text:style-name="P21">Last day to receive extra credit: <text:s text:c="2"/>November <text:span text:style-name="T10">30</text:span>, 2020 <text:span text:style-name="T10">before 1:59am.</text:span></text:p>
      <text:p text:style-name="P21"/>
      <text:p text:style-name="P25"/>
      <text:p text:style-name="P25"/>
      <text:p text:style-name="P26"/>
      <text:p text:style-name="P26"/>
      <text:p text:style-name="P26"/>
      <text:p text:style-name="P26"/>
      <text:p text:style-name="P29"><text:span text:style-name="T7"/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14">Th</text:span><text:span text:style-name="T17">e</text:span><text:span text:style-name="T14"> image</text:span><text:span text:style-name="T15">s in this document</text:span><text:span text:style-name="T14"> w</text:span><text:span text:style-name="T15">ere</text:span><text:span text:style-name="T14"> made by Libre Office word processor from www.libreoffice.org and saved in </text:span><text:span text:style-name="T17">the </text:span><text:span text:style-name="T14">open source format “.odt”. <text:s/>Sometimes when odt files are opened in closed source word processors the images do not displa</text:span><text:span text:style-name="T16">y correctl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10:59:51.505078197</meta:creation-date>
    <dc:date>2020-11-15T19:37:39.166523237</dc:date>
    <meta:editing-duration>PT4H9M2S</meta:editing-duration>
    <meta:editing-cycles>46</meta:editing-cycles>
    <meta:generator>LibreOffice/6.3.5.2$Linux_X86_64 LibreOffice_project/30$Build-2</meta:generator>
    <meta:print-date>2020-01-22T14:13:06.437068234</meta:print-date>
    <meta:document-statistic meta:table-count="0" meta:image-count="0" meta:object-count="0" meta:page-count="4" meta:paragraph-count="65" meta:word-count="740" meta:character-count="4349" meta:non-whitespace-character-count="3623"/>
  </office:meta>
</office:document-meta>
</file>